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officeooo:paragraph-rsid="00f315e5"/>
    </style:style>
    <style:style style:name="P1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7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7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0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0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0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0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1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213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1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b88a2" style:font-size-asian="10.5pt" style:font-weight-asian="normal" style:font-size-complex="12pt" style:font-weight-complex="normal"/>
    </style:style>
    <style:style style:name="P21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1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b88a2" style:font-size-asian="10.5pt" style:font-weight-asian="normal" style:font-size-complex="12pt" style:font-weight-complex="normal"/>
    </style:style>
    <style:style style:name="P21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1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2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2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226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27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008663928034531838" text:style-name="L1">
        <text:list-item>
          <text:p text:style-name="P14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245118982948391317" text:style-name="L2">
        <text:list-item>
          <text:p text:style-name="P14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947692434148605243" text:style-name="L3">
        <text:list-item>
          <text:p text:style-name="P17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2">Comentat exercici 1.3-1</text:p>
        </text:list-item>
        <text:list-item>
          <text:p text:style-name="P174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8130232721132972797" text:style-name="L4">
        <text:list-item>
          <text:p text:style-name="P175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75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65339977637769" text:continue-list="list2245118982948391317" text:style-name="L2">
        <text:list-item>
          <text:p text:style-name="P14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65341799513842" text:continue-numbering="true" text:style-name="L2">
        <text:list-item>
          <text:p text:style-name="P14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46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65340206858692" text:continue-numbering="true" text:style-name="L2">
        <text:list-item>
          <text:p text:style-name="P147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76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65340181467011" text:continue-numbering="true" text:style-name="L2">
        <text:list-item>
          <text:p text:style-name="P14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7">Comentat apartat 1.1 Temperatura y calor</text:p>
        </text:list-item>
        <text:list-item>
          <text:p text:style-name="P177">Comentat apartat 1.2 Presión</text:p>
        </text:list-item>
        <text:list-item>
          <text:p text:style-name="P177">Comentat apartat 1.3 Ejercicios temperatura y presión</text:p>
          <text:p text:style-name="P148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65340320487927" text:continue-numbering="true" text:style-name="L2">
        <text:list-item>
          <text:p text:style-name="P179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65341245965014" text:continue-numbering="true" text:style-name="L2">
        <text:list-item>
          <text:p text:style-name="P14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8">Comentat apartat 1.<text:span text:style-name="T26">4</text:span> <text:span text:style-name="T26">Enrgía y potencia</text:span></text:p>
        </text:list-item>
        <text:list-item>
          <text:p text:style-name="P178">Comentat apartat 1.<text:span text:style-name="T26">5 Ejercicios Energía y potencia</text:span></text:p>
        </text:list-item>
        <text:list-item>
          <text:p text:style-name="P178">Comentat apartat 1.<text:span text:style-name="T26">6.1 Calor específico</text:span></text:p>
        </text:list-item>
      </text:list>
      <text:p text:style-name="P28"/>
      <text:p text:style-name="P91">Di<text:span text:style-name="T3">mecres</text:span><text:tab/><text:span text:style-name="T25">15</text:span>/<text:span text:style-name="T19">10</text:span>/2<text:span text:style-name="T5">5</text:span></text:p>
      <text:p text:style-name="P92"/>
      <text:list xml:id="list165340623247142" text:continue-numbering="true" text:style-name="L2">
        <text:list-item>
          <text:p text:style-name="P15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1">Comentat apartat 1.6.4 Ejemplo de transisión de calor a través de la pared de una cámara frigorífica</text:p>
          <text:p text:style-name="P150"/>
        </text:list-item>
      </text:list>
      <text:p text:style-name="P91">Di<text:span text:style-name="T27">jous<text:tab/></text:span><text:tab/><text:span text:style-name="T25">16</text:span>/<text:span text:style-name="T19">10</text:span>/2<text:span text:style-name="T5">5</text:span></text:p>
      <text:p text:style-name="P91"/>
      <text:list xml:id="list165340163906596" text:continue-numbering="true" text:style-name="L2">
        <text:list-item>
          <text:p text:style-name="P15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1">Comentat apartat 1.6.4 i fet exercicis de transmissió de calor 1.7-4 i 5. </text:p>
        </text:list-item>
      </text:list>
      <text:p text:style-name="P91"/>
      <text:p text:style-name="P92">Di<text:span text:style-name="T28">vendres<text:tab/>17</text:span>/<text:span text:style-name="T19">10</text:span>/2<text:span text:style-name="T5">5</text:span></text:p>
      <text:p text:style-name="P92"/>
      <text:p text:style-name="P30">Repassam teoria i exercicis per preparar l'examen de proper dimarts.</text:p>
      <text:p text:style-name="P92"/>
      <text:p text:style-name="P92">Di<text:span text:style-name="T28">marts<text:tab/>21</text:span>/<text:span text:style-name="T19">10</text:span>/2<text:span text:style-name="T5">5</text:span></text:p>
      <text:p text:style-name="P92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93">Di<text:span text:style-name="T28">mecres<text:tab/>22</text:span>/<text:span text:style-name="T19">10</text:span>/2<text:span text:style-name="T5">5</text:span></text:p>
      <text:p text:style-name="P93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4">Di<text:span text:style-name="T30">jous<text:tab/><text:tab/>23</text:span>/<text:span text:style-name="T19">10</text:span>/2<text:span text:style-name="T5">5</text:span></text:p>
      <text:p text:style-name="P94"/>
      <text:p text:style-name="P35">Preparació examen automàtica.</text:p>
      <text:p text:style-name="P35"/>
      <text:p text:style-name="P21"/>
      <text:p text:style-name="P136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5">Di<text:span text:style-name="T28">marts<text:tab/>28</text:span>/<text:span text:style-name="T19">10</text:span>/2<text:span text:style-name="T5">5</text:span></text:p>
      <text:p text:style-name="P95"/>
      <text:list xml:id="list165341215927061" text:continue-numbering="true" text:style-name="L2">
        <text:list-item>
          <text:p text:style-name="P15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2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82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86">Mesurat pressió en 3 recipients amb refrigerant reciclat i identificat els refrigerants (R134a, R410a i R600a) per la relació pressió temperatura ambient.</text:p>
        </text:list-item>
        <text:list-item>
          <text:p text:style-name="P186">Fet buit amb una màniga plena d'aigua y una ampolla. </text:p>
        </text:list-item>
      </text:list>
      <text:p text:style-name="P95"/>
      <text:p text:style-name="P32"/>
      <text:p text:style-name="P96">Di<text:span text:style-name="T28">mecres<text:tab/>29</text:span>/<text:span text:style-name="T19">10</text:span>/2<text:span text:style-name="T5">5</text:span></text:p>
      <text:p text:style-name="P96"/>
      <text:list xml:id="list695916015837558669" text:style-name="L5">
        <text:list-item>
          <text:p text:style-name="P173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7">Com<text:span text:style-name="T36">entem apartats 1.8.1, 2 i 3.</text:span></text:p>
        </text:list-item>
      </text:list>
      <text:p text:style-name="P44"/>
      <text:p text:style-name="P96"/>
      <text:p text:style-name="P96">Di<text:span text:style-name="T36">jous<text:tab/><text:tab/>30</text:span>/<text:span text:style-name="T19">10</text:span>/2<text:span text:style-name="T5">5</text:span></text:p>
      <text:p text:style-name="P96"/>
      <text:list xml:id="list165341585942421" text:continue-numbering="true" text:style-name="L5">
        <text:list-item>
          <text:p text:style-name="P173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7">Comencem a comentar l'apartat 1.8.4 Diagrama de Mollier (diagrama p h)</text:p>
        </text:list-item>
      </text:list>
      <text:p text:style-name="P44"/>
      <text:p text:style-name="P96"/>
      <text:p text:style-name="P129">Divendres <text:tab/>31/10/25</text:p>
      <text:p text:style-name="P129"/>
      <text:p text:style-name="P45">Festiu triat pel centre.</text:p>
      <text:p text:style-name="P32"/>
      <text:p text:style-name="P32"/>
      <text:p text:style-name="P97">Di<text:span text:style-name="T28">marts<text:tab/>04</text:span>/<text:span text:style-name="T19">11</text:span>/2<text:span text:style-name="T5">5</text:span></text:p>
      <text:p text:style-name="P97"/>
      <text:list xml:id="list165340796996091" text:continue-list="list165341215927061" text:style-name="L2">
        <text:list-item>
          <text:p text:style-name="P15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3">Comentat apartat 1.<text:span text:style-name="T38">10 Caudal y velocidad</text:span></text:p>
        </text:list-item>
        <text:list-item>
          <text:p text:style-name="P183">Comentat apartat 1.<text:span text:style-name="T38">10.1 Conservación del caudal</text:span></text:p>
        </text:list-item>
      </text:list>
      <text:p text:style-name="P33"/>
      <text:p text:style-name="P98">Di<text:span text:style-name="T28">mecres<text:tab/>05</text:span>/<text:span text:style-name="T19">11</text:span>/2<text:span text:style-name="T5">5</text:span></text:p>
      <text:p text:style-name="P98"/>
      <text:list xml:id="list165340512835946" text:continue-numbering="true" text:style-name="L2">
        <text:list-item>
          <text:p text:style-name="P153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4">Comentat apartat 1.<text:span text:style-name="T38">1 Ciclo frigorífico</text:span></text:p>
        </text:list-item>
        <text:list-item>
          <text:p text:style-name="P184">Comentat aparta<text:span text:style-name="T39">t 1.1.1 Coeficiente de funcionamiento COP y EER</text:span></text:p>
        </text:list-item>
        <text:list-item>
          <text:p text:style-name="P184">Comentat aparta<text:span text:style-name="T39">t 1.1.2 Componentes de la instalación frigorífica por compresión</text:span></text:p>
        </text:list-item>
        <text:list-item>
          <text:p text:style-name="P184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99">Di<text:span text:style-name="T40">jous<text:tab/><text:tab/>06</text:span>/<text:span text:style-name="T19">11</text:span>/2<text:span text:style-name="T5">5</text:span></text:p>
      <text:p text:style-name="P99"/>
      <text:list xml:id="list165340598666484" text:continue-numbering="true" text:style-name="L2">
        <text:list-item>
          <text:p text:style-name="P154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5">Comentat apartat 1.<text:span text:style-name="T38">1.4 Caudal másico</text:span></text:p>
        </text:list-item>
        <text:list-item>
          <text:p text:style-name="P185">Comentat apartat 1.<text:span text:style-name="T38">1.5 EER de un sistema ideal</text:span></text:p>
        </text:list-item>
      </text:list>
      <text:p text:style-name="P137">Di<text:span text:style-name="T41">vendres<text:tab/><text:tab/>07</text:span>/<text:span text:style-name="T19">11</text:span>/2<text:span text:style-name="T5">5</text:span></text:p>
      <text:p text:style-name="P100"/>
      <text:p text:style-name="P46">Sortida golondrinas</text:p>
      <text:p text:style-name="P46"/>
      <text:p text:style-name="P101">Di<text:span text:style-name="T28">marts<text:tab/>11</text:span>/<text:span text:style-name="T19">11</text:span>/2<text:span text:style-name="T5">5</text:span></text:p>
      <text:p text:style-name="P101"/>
      <text:list xml:id="list165342131238050" text:continue-numbering="true" text:style-name="L2">
        <text:list-item>
          <text:p text:style-name="P15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8">Comentem exercici 1.2-1</text:p>
        </text:list-item>
        <text:list-item>
          <text:p text:style-name="P188">Comentem exercici 1.2-2</text:p>
        </text:list-item>
      </text:list>
      <text:p text:style-name="P47"/>
      <text:p text:style-name="P102">Di<text:span text:style-name="T28">mecres<text:tab/>12</text:span>/<text:span text:style-name="T19">11</text:span>/2<text:span text:style-name="T5">5</text:span></text:p>
      <text:p text:style-name="P102"/>
      <text:list xml:id="list165340786865604" text:continue-numbering="true" text:style-name="L2">
        <text:list-item>
          <text:p text:style-name="P15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9">Comentem exercici 1.2-<text:span text:style-name="T42">2 y 3</text:span></text:p>
        </text:list-item>
      </text:list>
      <text:p text:style-name="P48"/>
      <text:p text:style-name="P103">Di<text:span text:style-name="T43">jous<text:tab/><text:tab/>13</text:span>/<text:span text:style-name="T19">11</text:span>/2<text:span text:style-name="T5">5</text:span></text:p>
      <text:p text:style-name="P103"/>
      <text:list xml:id="list165340248134645" text:continue-numbering="true" text:style-name="L2">
        <text:list-item>
          <text:p text:style-name="P15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0">Comentem exer<text:span text:style-name="T43">cicis 1.2-3 y 4.</text:span></text:p>
        </text:list-item>
      </text:list>
      <text:p text:style-name="P49"/>
      <text:p text:style-name="P104">Di<text:span text:style-name="T44">vendres<text:tab/>14</text:span>/<text:span text:style-name="T19">11</text:span>/2<text:span text:style-name="T5">5</text:span></text:p>
      <text:p text:style-name="P104"/>
      <text:list xml:id="list165341424049696" text:continue-numbering="true" text:style-name="L2">
        <text:list-item>
          <text:p text:style-name="P15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1">Comentem exer<text:span text:style-name="T43">cicis 1.2-4 y 5.</text:span></text:p>
        </text:list-item>
      </text:list>
      <text:p text:style-name="P50"/>
      <text:p text:style-name="P105">Di<text:span text:style-name="T28">marts<text:tab/>18</text:span>/<text:span text:style-name="T19">11</text:span>/2<text:span text:style-name="T5">5</text:span></text:p>
      <text:p text:style-name="P105"/>
      <text:p text:style-name="P53">Feim el segon examen de la primera avaluació.</text:p>
      <text:p text:style-name="P51"/>
      <text:p text:style-name="P51"/>
      <text:p text:style-name="P106">Di<text:span text:style-name="T28">mecres<text:tab/>19</text:span>/<text:span text:style-name="T19">11</text:span>/2<text:span text:style-name="T5">5</text:span></text:p>
      <text:p text:style-name="P106"/>
      <text:p text:style-name="P54"><text:span text:style-name="T45">Comentem</text:span> <text:span text:style-name="T45">les solucions del</text:span> segon examen de la primera avaluació.</text:p>
      <text:p text:style-name="P52"/>
      <text:p text:style-name="P107">Di<text:span text:style-name="T46">jous<text:tab/><text:tab/>20</text:span>/<text:span text:style-name="T19">11</text:span>/2<text:span text:style-name="T5">5</text:span></text:p>
      <text:p text:style-name="P107"/>
      <text:list xml:id="list165340126284739" text:continue-numbering="true" text:style-name="L2">
        <text:list-item>
          <text:p text:style-name="P15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2">Comentem <text:span text:style-name="T46">l'</text:span>exer<text:span text:style-name="T43">cici 1.2-6.</text:span></text:p>
        </text:list-item>
      </text:list>
      <text:p text:style-name="P108"/>
      <text:p text:style-name="P108">Di<text:span text:style-name="T44">vendres<text:tab/>21</text:span>/<text:span text:style-name="T19">11</text:span>/2<text:span text:style-name="T5">5</text:span></text:p>
      <text:p text:style-name="P108"/>
      <text:p text:style-name="P58">Feim l'examen de recuperació del primer examen de la primera avaluació.</text:p>
      <text:p text:style-name="P58"/>
      <text:p text:style-name="P109"/>
      <text:p text:style-name="P109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09"/>
      <text:p text:style-name="P138">Di<text:span text:style-name="T28">mecres<text:tab/>26</text:span>/<text:span text:style-name="T19">11</text:span>/2<text:span text:style-name="T5">5</text:span></text:p>
      <text:p text:style-name="P37"/>
      <text:list xml:id="list165340731084911" text:continue-numbering="true" text:style-name="L2">
        <text:list-item>
          <text:p text:style-name="P16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3">Comentem apartat 1.3 Influencia del sobrecalentamiento y subenfriamiento en la eficiencia y el compresor.</text:p>
        </text:list-item>
        <text:list-item>
          <text:p text:style-name="P193">Comentem apartat 1.4 Puntos de medición de temperatura y presión.</text:p>
        </text:list-item>
      </text:list>
      <text:p text:style-name="P59"/>
      <text:p text:style-name="P110">Di<text:span text:style-name="T47">jous<text:tab/><text:tab/>27</text:span>/<text:span text:style-name="T19">11</text:span>/2<text:span text:style-name="T5">5</text:span></text:p>
      <text:p text:style-name="P38"/>
      <text:list xml:id="list165341650819764" text:continue-numbering="true" text:style-name="L2">
        <text:list-item>
          <text:p text:style-name="P161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6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35"/>
      <text:p text:style-name="P135"/>
      <text:p text:style-name="P111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12">Di<text:span text:style-name="T28">marts<text:tab/>02</text:span>/<text:span text:style-name="T19">12</text:span>/2<text:span text:style-name="T5">5</text:span></text:p>
      <text:p text:style-name="P56"/>
      <text:list xml:id="list165342171466222" text:continue-numbering="true" text:style-name="L2">
        <text:list-item>
          <text:p text:style-name="P16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4">Comentem exemple 2.1.1.1-1 , en pàg. 9.</text:p>
        </text:list-item>
      </text:list>
      <text:p text:style-name="P40"/>
      <text:p text:style-name="P113">Di<text:span text:style-name="T28">mecres<text:tab/>03</text:span>/<text:span text:style-name="T19">12</text:span>/2<text:span text:style-name="T5">5</text:span></text:p>
      <text:p text:style-name="P57"/>
      <text:list xml:id="list165340898134642" text:continue-numbering="true" text:style-name="L2">
        <text:list-item>
          <text:p text:style-name="P16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5"><text:span text:style-name="T50">Continuem c</text:span>oment<text:span text:style-name="T50">ant</text:span> exemple 2.1.1.1-1 , en pàg. 9.</text:p>
        </text:list-item>
        <text:list-item>
          <text:p text:style-name="P196">Comentem apartat 2.1.1.2 Compressors semihermètics.</text:p>
        </text:list-item>
        <text:list-item>
          <text:p text:style-name="P196">Comentem apartat 2.1.1.3 Compressors oberts.</text:p>
        </text:list-item>
        <text:list-item>
          <text:p text:style-name="P196">Comentem apartat 2.1.2.1 Compressors alternatius de pistó.</text:p>
        </text:list-item>
        <text:list-item>
          <text:p text:style-name="P196">Comentem apartat 2.1.2.1.1 Proceso de compresión en compresores de pistón alternativo.</text:p>
        </text:list-item>
        <text:list-item>
          <text:p text:style-name="P196">Comentem apartat 2.1.2.1.2 Número y disposición de los cilindros.</text:p>
        </text:list-item>
        <text:list-item>
          <text:p text:style-name="P196">Comentem apartat 2.1.2.1.3 Transformación del movimiento rotativo en movimiento alternativo.</text:p>
        </text:list-item>
        <text:list-item>
          <text:p text:style-name="P196">Comentem apartat 2.1.2.1.4 Válvulas de aspiración y descarga</text:p>
        </text:list-item>
        <text:list-item>
          <text:p text:style-name="P196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4">Di<text:span text:style-name="T51">jous<text:tab/><text:tab/>04</text:span>/<text:span text:style-name="T19">12</text:span>/2<text:span text:style-name="T5">5</text:span></text:p>
      <text:p text:style-name="P114"/>
      <text:list xml:id="list165340298356053" text:continue-numbering="true" text:style-name="L2">
        <text:list-item>
          <text:p text:style-name="P16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Comentem el programa de simulació SOLKANE</text:p>
        </text:list-item>
        <text:list-item>
          <text:p text:style-name="P197">Comencem amb apartat 2.1.2.2 Compressors alternatius de pistó - exemples de càlcul</text:p>
        </text:list-item>
      </text:list>
      <text:p text:style-name="P114"/>
      <text:p text:style-name="P114"/>
      <text:p text:style-name="P139">Di<text:span text:style-name="T51">vendres<text:tab/>05</text:span>/<text:span text:style-name="T19">12</text:span>/2<text:span text:style-name="T5">5</text:span></text:p>
      <text:p text:style-name="P114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5"/>
      <text:p text:style-name="P115">Di<text:span text:style-name="T53">marts<text:tab/>09</text:span>/<text:span text:style-name="T19">12</text:span>/2<text:span text:style-name="T5">5</text:span></text:p>
      <text:p text:style-name="P115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16"/>
      <text:p text:style-name="P116">Di<text:span text:style-name="T54">mecres<text:tab/>10</text:span>/<text:span text:style-name="T19">12</text:span>/2<text:span text:style-name="T5">5</text:span></text:p>
      <text:p text:style-name="P116"/>
      <text:list xml:id="list165341496574211" text:continue-numbering="true" text:style-name="L2">
        <text:list-item>
          <text:p text:style-name="P16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8">Comencem a <text:span text:style-name="T54">comentar exemple 2.1.2.2-1.</text:span></text:p>
        </text:list-item>
        <text:list-item>
          <text:p text:style-name="P200">Acordem les dates dels exàmens de la segona avaluació (23/01 i 20/02).</text:p>
        </text:list-item>
      </text:list>
      <text:p text:style-name="P116"/>
      <text:p text:style-name="P117">Di<text:span text:style-name="T55">jous<text:tab/><text:tab/>11</text:span>/<text:span text:style-name="T19">12</text:span>/2<text:span text:style-name="T5">5</text:span></text:p>
      <text:p text:style-name="P117"/>
      <text:p text:style-name="P63">Comentem dubtes relacionats amb l'examen de recuperació de dimarts 16/12/25.</text:p>
      <text:p text:style-name="P117"/>
      <text:p text:style-name="P117">Di<text:span text:style-name="T55">vendres<text:tab/>12</text:span>/<text:span text:style-name="T19">12</text:span>/2<text:span text:style-name="T5">5</text:span></text:p>
      <text:p text:style-name="P117"/>
      <text:p text:style-name="P63">Activitat emprenedoria.</text:p>
      <text:p text:style-name="P63"/>
      <text:p text:style-name="P118">Di<text:span text:style-name="T53">marts<text:tab/>16</text:span>/<text:span text:style-name="T19">12</text:span>/2<text:span text:style-name="T5">5</text:span></text:p>
      <text:p text:style-name="P118"/>
      <text:p text:style-name="P64">Feim l'examen de recuperació del segon examen de la primera avaluació (18/11/25).</text:p>
      <text:p text:style-name="P64"/>
      <text:p text:style-name="P119">Di<text:span text:style-name="T54">mecres<text:tab/>17</text:span>/<text:span text:style-name="T19">12</text:span>/2<text:span text:style-name="T5">5</text:span></text:p>
      <text:p text:style-name="P119"/>
      <text:list xml:id="list165340908816997" text:continue-numbering="true" text:style-name="L2">
        <text:list-item>
          <text:p text:style-name="P16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9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40">Di<text:span text:style-name="T54">mecres<text:tab/>07</text:span>/<text:span text:style-name="T57">01</text:span>/2<text:span text:style-name="T57">6</text:span></text:p>
      <text:p text:style-name="P120"/>
      <text:list xml:id="list165340746449675" text:continue-numbering="true" text:style-name="L2">
        <text:list-item>
          <text:p text:style-name="P16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1">Repassem l'exemple 2.1.2.2-1</text:p>
        </text:list-item>
        <text:list-item>
          <text:p text:style-name="P201">Comencem amb l'exemple 2.1.2.2-2</text:p>
        </text:list-item>
      </text:list>
      <text:p text:style-name="P66"/>
      <text:p text:style-name="P66"/>
      <text:p text:style-name="P121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1037583951330705260" text:style-name="L6">
        <text:list-item>
          <text:p text:style-name="P204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06">Continuem comentant l'exemple <text:span text:style-name="T57">2.1.2.2-2</text:span></text:p>
        </text:list-item>
      </text:list>
      <text:p text:style-name="P70"/>
      <text:p text:style-name="P122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65341437035066" text:continue-numbering="true" text:style-name="L6">
        <text:list-item>
          <text:p text:style-name="P205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07">Comentem exemple 2.1.2.2-2.</text:p>
        </text:list-item>
      </text:list>
      <text:p text:style-name="P71"/>
      <text:p text:style-name="P130">Dimarts<text:tab/>13/01/26</text:p>
      <text:p text:style-name="P72"/>
      <text:p text:style-name="P72">Baixa per migranya.</text:p>
      <text:p text:style-name="P72"/>
      <text:p text:style-name="P72"/>
      <text:p text:style-name="P130">Dimecres<text:tab/>14/01/26</text:p>
      <text:p text:style-name="P72"/>
      <text:list xml:id="list165341847634708" text:continue-list="list165340746449675" text:style-name="L2">
        <text:list-item>
          <text:p text:style-name="P16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2"><text:span text:style-name="T61">Coment</text:span>em l'exemple 2.1.2.<text:span text:style-name="T61">3.1</text:span>-1</text:p>
        </text:list-item>
        <text:list-item>
          <text:p text:style-name="P208">Comentem apartat 2.1.2.3.2 Compresor de paletas</text:p>
        </text:list-item>
        <text:list-item>
          <text:p text:style-name="P208">Comentem apartat 2.1.2.3.3 Compresor rotativo de tronillo</text:p>
          <text:p text:style-name="P208"/>
        </text:list-item>
      </text:list>
      <text:p text:style-name="P68"/>
      <text:p text:style-name="P131">Di<text:span text:style-name="T62">jous</text:span><text:tab/><text:tab/>1<text:span text:style-name="T62">5</text:span>/01/26</text:p>
      <text:p text:style-name="P131"/>
      <text:list xml:id="list6604953861663758143" text:style-name="L7">
        <text:list-item>
          <text:p text:style-name="P227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65342506465424" text:continue-list="list165341847634708" text:style-name="L2">
        <text:list-item>
          <text:p text:style-name="P16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0">Comentem apartat 2.1.2.3.4 Compressor rotatiu d'espiral (scroll)</text:p>
        </text:list-item>
        <text:list-item>
          <text:p text:style-name="P180">Comentem exercici 2.2-1</text:p>
        </text:list-item>
      </text:list>
      <text:p text:style-name="P76"/>
      <text:p text:style-name="P131">Di<text:span text:style-name="T62">vendres</text:span><text:tab/>1<text:span text:style-name="T62">6</text:span>/01/26</text:p>
      <text:p text:style-name="P131"/>
      <text:list xml:id="list165341317037446" text:continue-numbering="true" text:style-name="L2">
        <text:list-item>
          <text:p text:style-name="P16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9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09">Baixem al taller i feim un informe de com és carrega el simulador, carregant 1,9 kg de R134a. </text:p>
        </text:list-item>
      </text:list>
      <text:p text:style-name="P134"/>
      <text:p text:style-name="P134"/>
      <text:p text:style-name="P123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23"/>
      <text:p text:style-name="P123"><text:soft-page-break/></text:p>
      <text:p text:style-name="P134">Dimecres<text:tab/><text:span text:style-name="T63">21</text:span>/01/26</text:p>
      <text:p text:style-name="P73"/>
      <text:list xml:id="list165341687114155" text:continue-numbering="true" text:style-name="L2">
        <text:list-item>
          <text:p text:style-name="P17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3"><text:span text:style-name="T61">Coment</text:span>em l'exe<text:span text:style-name="T63">rcici 2.2-4 i 5.</text:span></text:p>
        </text:list-item>
      </text:list>
      <text:p text:style-name="P132"/>
      <text:p text:style-name="P132"/>
      <text:p text:style-name="P132">D<text:span text:style-name="T64">ijous<text:tab/></text:span><text:tab/><text:span text:style-name="T63">22</text:span>/01/26</text:p>
      <text:p text:style-name="P74"/>
      <text:list xml:id="list165340425593768" text:continue-numbering="true" text:style-name="L2">
        <text:list-item>
          <text:p text:style-name="P17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0">Comentem l'exercici 2.2-5 i dubtes relatius a l'examen de demà.</text:p>
        </text:list-item>
      </text:list>
      <text:p text:style-name="P133"/>
      <text:p text:style-name="P133"/>
      <text:p text:style-name="P133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23">Di<text:span text:style-name="T65">marts</text:span><text:tab/><text:span text:style-name="T66">27</text:span>/<text:span text:style-name="T59">01</text:span>/2<text:span text:style-name="T59">6</text:span></text:p>
      <text:p text:style-name="P123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3">Comencem amb la <text:a xlink:type="simple" xlink:href="https://paulinoposada.github.io/web_fred/web_fred_25_26/GS/apunts_gs/unitat_2/fred_apunts_ud2_2_gs.pdf">unitat 2.2</text:a>.</text:p>
      <text:p text:style-name="P83">Comentem apartats 2.1 Capacitat d'un condensador i 2.1.1 Comparació dels calors especícis de l'aigua i de l'aire.</text:p>
      <text:p text:style-name="P83"/>
      <text:p text:style-name="P83"/>
      <text:p text:style-name="P124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4">Co<text:span text:style-name="T68">ntinuem</text:span> amb la <text:a xlink:type="simple" xlink:href="https://paulinoposada.github.io/web_fred/web_fred_25_26/GS/apunts_gs/unitat_2/fred_apunts_ud2_2_gs.pdf">unitat 2.2</text:a>.</text:p>
      <text:p text:style-name="P84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4"/>
      <text:p text:style-name="P125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 2.2 Classificació de condensadors</text:p>
      <text:p text:style-name="P87">Comentem apartat 2.2.1 Condensadors referdats per aire</text:p>
      <text:p text:style-name="P85"/>
      <text:p text:style-name="P85"/>
      <text:p text:style-name="P125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6">Comentem apartat 2.2.2 Condensadors referdats per aigua, 2.2.2.1 Condensadors coaxials a contracorrent, 2.2.2.2 Condensadors multitubulars i 2.2.2.3 <text:s/>Condensadors referdats per aigua de mar</text:p>
      <text:p text:style-name="P86">Comentem els exercicis 2.3-1 i 2.3-2.</text:p>
      <text:p text:style-name="P86"/>
      <text:p text:style-name="P126"><text:soft-page-break/>Di<text:span text:style-name="T65">marts</text:span><text:tab/><text:span text:style-name="T71">03</text:span>/<text:span text:style-name="T59">02</text:span>/2<text:span text:style-name="T59">6</text:span></text:p>
      <text:p text:style-name="P126"/>
      <text:p text:style-name="P82">Baix<text:span text:style-name="T67">em</text:span> al taller.</text:p>
      <text:list xml:id="list5988500699971119486" text:style-name="L8">
        <text:list-header>
          <text:p text:style-name="P211"/>
        </text:list-header>
        <text:list-item>
          <text:p text:style-name="P213">Comentem components de l'equip split d'aire condicionat.</text:p>
        </text:list-item>
        <text:list-item>
          <text:p text:style-name="P215">Posem en marxa l'equip d'aire condicionat.</text:p>
        </text:list-item>
        <text:list-item>
          <text:p text:style-name="P215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88"/>
      <text:p text:style-name="P88"/>
      <text:p text:style-name="P127">Di<text:span text:style-name="T65">mecres</text:span><text:tab/><text:span text:style-name="T71">04</text:span>/<text:span text:style-name="T59">02</text:span>/2<text:span text:style-name="T59">6</text:span></text:p>
      <text:p text:style-name="P127"/>
      <text:list xml:id="list3347908709138260034" text:style-name="L9">
        <text:list-item>
          <text:p text:style-name="P217">Comentat les solucions dels exàmens del 23/01/26 i del 30/01/26.</text:p>
        </text:list-item>
        <text:list-item>
          <text:p text:style-name="P217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20">Come<text:span text:style-name="T74">ntem l'exercici 2.3-4.</text:span></text:p>
        </text:list-item>
      </text:list>
      <text:p text:style-name="P127"/>
      <text:p text:style-name="P128">Di<text:span text:style-name="T74">jous<text:tab/></text:span><text:tab/><text:span text:style-name="T71">05</text:span>/<text:span text:style-name="T59">02</text:span>/2<text:span text:style-name="T59">6</text:span></text:p>
      <text:p text:style-name="P89"/>
      <text:list xml:id="list165341112809893" text:continue-numbering="true" text:style-name="L9">
        <text:list-item>
          <text:p text:style-name="P218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0">Comencem amb l'apartat 3 Evaporadors.</text:p>
        </text:list-item>
        <text:list-item>
          <text:p text:style-name="P222">Comentem 3.1 Capacitat d'un evaporador</text:p>
        </text:list-item>
      </text:list>
      <text:p text:style-name="P90"/>
      <text:p text:style-name="P90"/>
      <text:p text:style-name="P128">Di<text:span text:style-name="T74">vendres<text:tab/>06</text:span>/<text:span text:style-name="T59">02</text:span>/2<text:span text:style-name="T59">6</text:span></text:p>
      <text:p text:style-name="P128"/>
      <text:p text:style-name="P90">Baixem al taller.</text:p>
      <text:p text:style-name="P90"/>
      <text:p text:style-name="P90">Els alumnes <text:span text:style-name="T75">6, </text:span>9, 15 <text:span text:style-name="T75">i</text:span> 18 fan buit , carregen de refrigerant, posen en marxa i recuperen el refrigerant en un equip d'aire condicionat.</text:p>
      <text:p text:style-name="P90"/>
      <text:p text:style-name="P90">La resta d'alumnes posa en funcionament l'<text:a xlink:type="simple" xlink:href="https://paulinoposada.github.io/web_fred/web_fred_25_26/GS/documents_gs/webasto_esquema.pdf">enfriadora WEBASTO</text:a>.</text:p>
      <text:p text:style-name="P90"/>
      <text:p text:style-name="P90"/>
      <text:p text:style-name="P225">Di<text:span text:style-name="T65">marts</text:span><text:tab/><text:span text:style-name="T75">10</text:span>/<text:span text:style-name="T59">02</text:span>/2<text:span text:style-name="T59">6</text:span></text:p>
      <text:p text:style-name="P225"/>
      <text:p text:style-name="P212">Baix<text:span text:style-name="T67">em</text:span> al taller.</text:p>
      <text:p text:style-name="P212"/>
      <text:p text:style-name="P224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224"/>
      <text:p text:style-name="P224">La resta d'alumnes posa en funcionament l'<text:a xlink:type="simple" xlink:href="https://paulinoposada.github.io/web_fred/web_fred_25_26/GS/documents_gs/webasto_esquema.pdf">enfriadora WEBASTO</text:a>.</text:p>
      <text:p text:style-name="P224"/>
      <text:list xml:id="list165342054481412" text:continue-numbering="true" text:style-name="L9">
        <text:list-item>
          <text:p text:style-name="P219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1">C<text:span text:style-name="T76">omentem 3.2.1 Evaporadors calentats per ai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0T16:53:39.819751723</dc:date>
    <meta:editing-duration>PT2H48M39S</meta:editing-duration>
    <meta:editing-cycles>267</meta:editing-cycles>
    <meta:document-statistic meta:table-count="0" meta:image-count="2" meta:object-count="1" meta:page-count="11" meta:paragraph-count="244" meta:word-count="1582" meta:character-count="10190" meta:non-whitespace-character-count="8923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